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-1.768181818" calcext:value-type="float">
            <text:p>-1.768181818</text:p>
          </table:table-cell>
          <table:table-cell table:formula="of:=SUM([.A1]*9.80665)" office:value-type="float" office:value="-17.3399402254897" calcext:value-type="float">
            <text:p>-17.3399402255</text:p>
          </table:table-cell>
          <table:table-cell table:formula="of:=SUM([.D1]/38)"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1.640909091" calcext:value-type="float">
            <text:p>-1.640909091</text:p>
          </table:table-cell>
          <table:table-cell table:formula="of:=SUM([.A2]*9.80665)" office:value-type="float" office:value="-16.0918211372552" calcext:value-type="float">
            <text:p>-16.0918211373</text:p>
          </table:table-cell>
          <table:table-cell table:formula="of:=SUM([.D2]/38)" office:value-type="float" office:value="-0.973684210526316" calcext:value-type="float">
            <text:p>-0.973684210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1.577272727" calcext:value-type="float">
            <text:p>-1.577272727</text:p>
          </table:table-cell>
          <table:table-cell table:formula="of:=SUM([.A3]*9.80665)" office:value-type="float" office:value="-15.4677615882345" calcext:value-type="float">
            <text:p>-15.4677615882</text:p>
          </table:table-cell>
          <table:table-cell table:formula="of:=SUM([.D3]/38)" office:value-type="float" office:value="-0.947368421052632" calcext:value-type="float">
            <text:p>-0.9473684211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-1.527272727" calcext:value-type="float">
            <text:p>-1.527272727</text:p>
          </table:table-cell>
          <table:table-cell table:formula="of:=SUM([.A4]*9.80665)" office:value-type="float" office:value="-14.9774290882346" calcext:value-type="float">
            <text:p>-14.9774290882</text:p>
          </table:table-cell>
          <table:table-cell table:formula="of:=SUM([.D4]/38)" office:value-type="float" office:value="-0.921052631578947" calcext:value-type="float">
            <text:p>-0.921052631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1.440909091" calcext:value-type="float">
            <text:p>-1.440909091</text:p>
          </table:table-cell>
          <table:table-cell table:formula="of:=SUM([.A5]*9.80665)" office:value-type="float" office:value="-14.1304911372551" calcext:value-type="float">
            <text:p>-14.1304911373</text:p>
          </table:table-cell>
          <table:table-cell table:formula="of:=SUM([.D5]/38)" office:value-type="float" office:value="-0.894736842105263" calcext:value-type="float">
            <text:p>-0.8947368421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table:formula="of:=SUM([.A6]*9.80665)" office:value-type="float" office:value="-13.72931" calcext:value-type="float">
            <text:p>-13.72931</text:p>
          </table:table-cell>
          <table:table-cell table:formula="of:=SUM([.D6]/38)" office:value-type="float" office:value="-0.868421052631579" calcext:value-type="float">
            <text:p>-0.8684210526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1.322727273" calcext:value-type="float">
            <text:p>-1.322727273</text:p>
          </table:table-cell>
          <table:table-cell table:formula="of:=SUM([.A7]*9.80665)" office:value-type="float" office:value="-12.9715234117654" calcext:value-type="float">
            <text:p>-12.9715234118</text:p>
          </table:table-cell>
          <table:table-cell table:formula="of:=SUM([.D7]/38)" office:value-type="float" office:value="-0.842105263157895" calcext:value-type="float">
            <text:p>-0.8421052632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-1.259090909" calcext:value-type="float">
            <text:p>-1.259090909</text:p>
          </table:table-cell>
          <table:table-cell table:formula="of:=SUM([.A8]*9.80665)" office:value-type="float" office:value="-12.3474638627449" calcext:value-type="float">
            <text:p>-12.3474638627</text:p>
          </table:table-cell>
          <table:table-cell table:formula="of:=SUM([.D8]/38)" office:value-type="float" office:value="-0.81578947368421" calcext:value-type="float">
            <text:p>-0.8157894737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1.209090909" calcext:value-type="float">
            <text:p>-1.209090909</text:p>
          </table:table-cell>
          <table:table-cell table:formula="of:=SUM([.A9]*9.80665)" office:value-type="float" office:value="-11.8571313627448" calcext:value-type="float">
            <text:p>-11.8571313627</text:p>
          </table:table-cell>
          <table:table-cell table:formula="of:=SUM([.D9]/38)" office:value-type="float" office:value="-0.789473684210526" calcext:value-type="float">
            <text:p>-0.7894736842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-1.163636364" calcext:value-type="float">
            <text:p>-1.163636364</text:p>
          </table:table-cell>
          <table:table-cell table:formula="of:=SUM([.A10]*9.80665)" office:value-type="float" office:value="-11.4113745490206" calcext:value-type="float">
            <text:p>-11.411374549</text:p>
          </table:table-cell>
          <table:table-cell table:formula="of:=SUM([.D10]/38)" office:value-type="float" office:value="-0.763157894736842" calcext:value-type="float">
            <text:p>-0.763157894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-1.104545455" calcext:value-type="float">
            <text:p>-1.104545455</text:p>
          </table:table-cell>
          <table:table-cell table:formula="of:=SUM([.A11]*9.80665)" office:value-type="float" office:value="-10.8318906862758" calcext:value-type="float">
            <text:p>-10.8318906863</text:p>
          </table:table-cell>
          <table:table-cell table:formula="of:=SUM([.D11]/38)" office:value-type="float" office:value="-0.736842105263158" calcext:value-type="float">
            <text:p>-0.7368421053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1.040909091" calcext:value-type="float">
            <text:p>-1.040909091</text:p>
          </table:table-cell>
          <table:table-cell table:formula="of:=SUM([.A12]*9.80665)" office:value-type="float" office:value="-10.2078311372552" calcext:value-type="float">
            <text:p>-10.2078311373</text:p>
          </table:table-cell>
          <table:table-cell table:formula="of:=SUM([.D12]/38)" office:value-type="float" office:value="-0.710526315789474" calcext:value-type="float">
            <text:p>-0.7105263158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-0.990909091" calcext:value-type="float">
            <text:p>-0.990909091</text:p>
          </table:table-cell>
          <table:table-cell table:formula="of:=SUM([.A13]*9.80665)" office:value-type="float" office:value="-9.71749863725515" calcext:value-type="float">
            <text:p>-9.7174986373</text:p>
          </table:table-cell>
          <table:table-cell table:formula="of:=SUM([.D13]/38)" office:value-type="float" office:value="-0.68421052631579" calcext:value-type="float">
            <text:p>-0.6842105263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-0.927272727" calcext:value-type="float">
            <text:p>-0.927272727</text:p>
          </table:table-cell>
          <table:table-cell table:formula="of:=SUM([.A14]*9.80665)" office:value-type="float" office:value="-9.09343908823455" calcext:value-type="float">
            <text:p>-9.0934390882</text:p>
          </table:table-cell>
          <table:table-cell table:formula="of:=SUM([.D14]/38)" office:value-type="float" office:value="-0.657894736842105" calcext:value-type="float">
            <text:p>-0.657894736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-0.854545455" calcext:value-type="float">
            <text:p>-0.854545455</text:p>
          </table:table-cell>
          <table:table-cell table:formula="of:=SUM([.A15]*9.80665)" office:value-type="float" office:value="-8.38022818627575" calcext:value-type="float">
            <text:p>-8.3802281863</text:p>
          </table:table-cell>
          <table:table-cell table:formula="of:=SUM([.D15]/38)" office:value-type="float" office:value="-0.631578947368421" calcext:value-type="float">
            <text:p>-0.6315789474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0.790909091" calcext:value-type="float">
            <text:p>-0.790909091</text:p>
          </table:table-cell>
          <table:table-cell table:formula="of:=SUM([.A16]*9.80665)" office:value-type="float" office:value="-7.75616863725515" calcext:value-type="float">
            <text:p>-7.7561686373</text:p>
          </table:table-cell>
          <table:table-cell table:formula="of:=SUM([.D16]/38)" office:value-type="float" office:value="-0.605263157894737" calcext:value-type="float">
            <text:p>-0.6052631579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0.754545455" calcext:value-type="float">
            <text:p>-0.754545455</text:p>
          </table:table-cell>
          <table:table-cell table:formula="of:=SUM([.A17]*9.80665)" office:value-type="float" office:value="-7.39956318627575" calcext:value-type="float">
            <text:p>-7.3995631863</text:p>
          </table:table-cell>
          <table:table-cell table:formula="of:=SUM([.D17]/38)" office:value-type="float" office:value="-0.578947368421053" calcext:value-type="float">
            <text:p>-0.5789473684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0.704545455" calcext:value-type="float">
            <text:p>-0.704545455</text:p>
          </table:table-cell>
          <table:table-cell table:formula="of:=SUM([.A18]*9.80665)" office:value-type="float" office:value="-6.90923068627575" calcext:value-type="float">
            <text:p>-6.9092306863</text:p>
          </table:table-cell>
          <table:table-cell table:formula="of:=SUM([.D18]/38)" office:value-type="float" office:value="-0.552631578947368" calcext:value-type="float">
            <text:p>-0.5526315789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0.668181818" calcext:value-type="float">
            <text:p>-0.668181818</text:p>
          </table:table-cell>
          <table:table-cell table:formula="of:=SUM([.A19]*9.80665)" office:value-type="float" office:value="-6.5526252254897" calcext:value-type="float">
            <text:p>-6.5526252255</text:p>
          </table:table-cell>
          <table:table-cell table:formula="of:=SUM([.D19]/38)" office:value-type="float" office:value="-0.526315789473684" calcext:value-type="float">
            <text:p>-0.526315789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0.622727273" calcext:value-type="float">
            <text:p>-0.622727273</text:p>
          </table:table-cell>
          <table:table-cell table:formula="of:=SUM([.A20]*9.80665)" office:value-type="float" office:value="-6.10686841176545" calcext:value-type="float">
            <text:p>-6.1068684118</text:p>
          </table:table-cell>
          <table:table-cell table:formula="of:=SUM([.D20]/38)" office:value-type="float" office:value="-0.5" calcext:value-type="float">
            <text:p>-0.5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0.581818182" calcext:value-type="float">
            <text:p>-0.581818182</text:p>
          </table:table-cell>
          <table:table-cell table:formula="of:=SUM([.A21]*9.80665)" office:value-type="float" office:value="-5.7056872745103" calcext:value-type="float">
            <text:p>-5.7056872745</text:p>
          </table:table-cell>
          <table:table-cell table:formula="of:=SUM([.D21]/38)" office:value-type="float" office:value="-0.473684210526316" calcext:value-type="float">
            <text:p>-0.4736842105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0.531818182" calcext:value-type="float">
            <text:p>-0.531818182</text:p>
          </table:table-cell>
          <table:table-cell table:formula="of:=SUM([.A22]*9.80665)" office:value-type="float" office:value="-5.2153547745103" calcext:value-type="float">
            <text:p>-5.2153547745</text:p>
          </table:table-cell>
          <table:table-cell table:formula="of:=SUM([.D22]/38)" office:value-type="float" office:value="-0.447368421052632" calcext:value-type="float">
            <text:p>-0.4473684211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0.472727273" calcext:value-type="float">
            <text:p>-0.472727273</text:p>
          </table:table-cell>
          <table:table-cell table:formula="of:=SUM([.A23]*9.80665)" office:value-type="float" office:value="-4.63587091176545" calcext:value-type="float">
            <text:p>-4.6358709118</text:p>
          </table:table-cell>
          <table:table-cell table:formula="of:=SUM([.D23]/38)" office:value-type="float" office:value="-0.421052631578947" calcext:value-type="float">
            <text:p>-0.421052631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0.427272727" calcext:value-type="float">
            <text:p>-0.427272727</text:p>
          </table:table-cell>
          <table:table-cell table:formula="of:=SUM([.A24]*9.80665)" office:value-type="float" office:value="-4.19011408823455" calcext:value-type="float">
            <text:p>-4.1901140882</text:p>
          </table:table-cell>
          <table:table-cell table:formula="of:=SUM([.D24]/38)" office:value-type="float" office:value="-0.394736842105263" calcext:value-type="float">
            <text:p>-0.394736842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SUM([.A25]*9.80665)" office:value-type="float" office:value="-3.92266" calcext:value-type="float">
            <text:p>-3.92266</text:p>
          </table:table-cell>
          <table:table-cell table:formula="of:=SUM([.D25]/38)" office:value-type="float" office:value="-0.368421052631579" calcext:value-type="float">
            <text:p>-0.3684210526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0.368181818" calcext:value-type="float">
            <text:p>-0.368181818</text:p>
          </table:table-cell>
          <table:table-cell table:formula="of:=SUM([.A26]*9.80665)" office:value-type="float" office:value="-3.6106302254897" calcext:value-type="float">
            <text:p>-3.6106302255</text:p>
          </table:table-cell>
          <table:table-cell table:formula="of:=SUM([.D26]/38)" office:value-type="float" office:value="-0.342105263157895" calcext:value-type="float">
            <text:p>-0.342105263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0.327272727" calcext:value-type="float">
            <text:p>-0.327272727</text:p>
          </table:table-cell>
          <table:table-cell table:formula="of:=SUM([.A27]*9.80665)" office:value-type="float" office:value="-3.20944908823455" calcext:value-type="float">
            <text:p>-3.2094490882</text:p>
          </table:table-cell>
          <table:table-cell table:formula="of:=SUM([.D27]/38)" office:value-type="float" office:value="-0.31578947368421" calcext:value-type="float">
            <text:p>-0.3157894737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0.272727273" calcext:value-type="float">
            <text:p>-0.272727273</text:p>
          </table:table-cell>
          <table:table-cell table:formula="of:=SUM([.A28]*9.80665)" office:value-type="float" office:value="-2.67454091176545" calcext:value-type="float">
            <text:p>-2.6745409118</text:p>
          </table:table-cell>
          <table:table-cell table:formula="of:=SUM([.D28]/38)" office:value-type="float" office:value="-0.289473684210526" calcext:value-type="float">
            <text:p>-0.289473684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0.231818182" calcext:value-type="float">
            <text:p>-0.231818182</text:p>
          </table:table-cell>
          <table:table-cell table:formula="of:=SUM([.A29]*9.80665)" office:value-type="float" office:value="-2.2733597745103" calcext:value-type="float">
            <text:p>-2.2733597745</text:p>
          </table:table-cell>
          <table:table-cell table:formula="of:=SUM([.D29]/38)" office:value-type="float" office:value="-0.263157894736842" calcext:value-type="float">
            <text:p>-0.263157894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SUM([.A30]*9.80665)" office:value-type="float" office:value="-1.96133" calcext:value-type="float">
            <text:p>-1.96133</text:p>
          </table:table-cell>
          <table:table-cell table:formula="of:=SUM([.D30]/38)" office:value-type="float" office:value="-0.236842105263158" calcext:value-type="float">
            <text:p>-0.236842105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0.168181818" calcext:value-type="float">
            <text:p>-0.168181818</text:p>
          </table:table-cell>
          <table:table-cell table:formula="of:=SUM([.A31]*9.80665)" office:value-type="float" office:value="-1.6493002254897" calcext:value-type="float">
            <text:p>-1.6493002255</text:p>
          </table:table-cell>
          <table:table-cell table:formula="of:=SUM([.D31]/38)" office:value-type="float" office:value="-0.210526315789474" calcext:value-type="float">
            <text:p>-0.210526315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0.140909091" calcext:value-type="float">
            <text:p>-0.140909091</text:p>
          </table:table-cell>
          <table:table-cell table:formula="of:=SUM([.A32]*9.80665)" office:value-type="float" office:value="-1.38184613725515" calcext:value-type="float">
            <text:p>-1.3818461373</text:p>
          </table:table-cell>
          <table:table-cell table:formula="of:=SUM([.D32]/38)" office:value-type="float" office:value="-0.184210526315789" calcext:value-type="float">
            <text:p>-0.184210526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0.104545455" calcext:value-type="float">
            <text:p>-0.104545455</text:p>
          </table:table-cell>
          <table:table-cell table:formula="of:=SUM([.A33]*9.80665)" office:value-type="float" office:value="-1.02524068627575" calcext:value-type="float">
            <text:p>-1.0252406863</text:p>
          </table:table-cell>
          <table:table-cell table:formula="of:=SUM([.D33]/38)" office:value-type="float" office:value="-0.157894736842105" calcext:value-type="float">
            <text:p>-0.157894736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072727273" calcext:value-type="float">
            <text:p>-0.072727273</text:p>
          </table:table-cell>
          <table:table-cell table:formula="of:=SUM([.A34]*9.80665)" office:value-type="float" office:value="-0.71321091176545" calcext:value-type="float">
            <text:p>-0.7132109118</text:p>
          </table:table-cell>
          <table:table-cell table:formula="of:=SUM([.D34]/38)" office:value-type="float" office:value="-0.131578947368421" calcext:value-type="float">
            <text:p>-0.131578947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formula="of:=SUM([.A35]*9.80665)" office:value-type="float" office:value="-0.4903325" calcext:value-type="float">
            <text:p>-0.4903325</text:p>
          </table:table-cell>
          <table:table-cell table:formula="of:=SUM([.D35]/38)" office:value-type="float" office:value="-0.105263157894737" calcext:value-type="float">
            <text:p>-0.105263157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31818182" calcext:value-type="float">
            <text:p>-0.031818182</text:p>
          </table:table-cell>
          <table:table-cell table:formula="of:=SUM([.A36]*9.80665)" office:value-type="float" office:value="-0.3120297745103" calcext:value-type="float">
            <text:p>-0.3120297745</text:p>
          </table:table-cell>
          <table:table-cell table:formula="of:=SUM([.D36]/38)" office:value-type="float" office:value="-0.0789473684210526" calcext:value-type="float">
            <text:p>-0.078947368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13636364" calcext:value-type="float">
            <text:p>-0.013636364</text:p>
          </table:table-cell>
          <table:table-cell table:formula="of:=SUM([.A37]*9.80665)" office:value-type="float" office:value="-0.1337270490206" calcext:value-type="float">
            <text:p>-0.133727049</text:p>
          </table:table-cell>
          <table:table-cell table:formula="of:=SUM([.D37]/38)" office:value-type="float" office:value="-0.0526315789473684" calcext:value-type="float">
            <text:p>-0.052631578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09090909" calcext:value-type="float">
            <text:p>-0.009090909</text:p>
          </table:table-cell>
          <table:table-cell table:formula="of:=SUM([.A38]*9.80665)" office:value-type="float" office:value="-0.08915136274485" calcext:value-type="float">
            <text:p>-0.0891513627</text:p>
          </table:table-cell>
          <table:table-cell table:formula="of:=SUM([.D38]/38)" office:value-type="float" office:value="-0.0263157894736842" calcext:value-type="float">
            <text:p>-0.026315789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A39]*9.80665)" office:value-type="float" office:value="0" calcext:value-type="float">
            <text:p>0</text:p>
          </table:table-cell>
          <table:table-cell table:formula="of:=SUM([.D39]/38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090909" calcext:value-type="float">
            <text:p>0.009090909</text:p>
          </table:table-cell>
          <table:table-cell table:formula="of:=SUM([.A40]*9.80665)" office:value-type="float" office:value="0.08915136274485" calcext:value-type="float">
            <text:p>0.0891513627</text:p>
          </table:table-cell>
          <table:table-cell table:formula="of:=SUM([.D40]/38)" office:value-type="float" office:value="0.0263157894736842" calcext:value-type="float">
            <text:p>0.0263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6363636" calcext:value-type="float">
            <text:p>0.036363636</text:p>
          </table:table-cell>
          <table:table-cell table:formula="of:=SUM([.A41]*9.80665)" office:value-type="float" office:value="0.3566054509794" calcext:value-type="float">
            <text:p>0.356605451</text:p>
          </table:table-cell>
          <table:table-cell table:formula="of:=SUM([.D41]/38)" office:value-type="float" office:value="0.0526315789473684" calcext:value-type="float">
            <text:p>0.05263157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63636364" calcext:value-type="float">
            <text:p>0.063636364</text:p>
          </table:table-cell>
          <table:table-cell table:formula="of:=SUM([.A42]*9.80665)" office:value-type="float" office:value="0.6240595490206" calcext:value-type="float">
            <text:p>0.624059549</text:p>
          </table:table-cell>
          <table:table-cell table:formula="of:=SUM([.D42]/38)" office:value-type="float" office:value="0.0789473684210526" calcext:value-type="float">
            <text:p>0.07894736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4545455" calcext:value-type="float">
            <text:p>0.104545455</text:p>
          </table:table-cell>
          <table:table-cell table:formula="of:=SUM([.A43]*9.80665)" office:value-type="float" office:value="1.02524068627575" calcext:value-type="float">
            <text:p>1.0252406863</text:p>
          </table:table-cell>
          <table:table-cell table:formula="of:=SUM([.D43]/38)" office:value-type="float" office:value="0.105263157894737" calcext:value-type="float">
            <text:p>0.10526315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45454545" calcext:value-type="float">
            <text:p>0.145454545</text:p>
          </table:table-cell>
          <table:table-cell table:formula="of:=SUM([.A44]*9.80665)" office:value-type="float" office:value="1.42642181372425" calcext:value-type="float">
            <text:p>1.4264218137</text:p>
          </table:table-cell>
          <table:table-cell table:formula="of:=SUM([.D44]/38)" office:value-type="float" office:value="0.131578947368421" calcext:value-type="float">
            <text:p>0.1315789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95454545" calcext:value-type="float">
            <text:p>0.195454545</text:p>
          </table:table-cell>
          <table:table-cell table:formula="of:=SUM([.A45]*9.80665)" office:value-type="float" office:value="1.91675431372425" calcext:value-type="float">
            <text:p>1.9167543137</text:p>
          </table:table-cell>
          <table:table-cell table:formula="of:=SUM([.D45]/38)" office:value-type="float" office:value="0.157894736842105" calcext:value-type="float">
            <text:p>0.15789473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54545455" calcext:value-type="float">
            <text:p>0.254545455</text:p>
          </table:table-cell>
          <table:table-cell table:formula="of:=SUM([.A46]*9.80665)" office:value-type="float" office:value="2.49623818627575" calcext:value-type="float">
            <text:p>2.4962381863</text:p>
          </table:table-cell>
          <table:table-cell table:formula="of:=SUM([.D46]/38)" office:value-type="float" office:value="0.184210526315789" calcext:value-type="float">
            <text:p>0.18421052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09090909" calcext:value-type="float">
            <text:p>0.309090909</text:p>
          </table:table-cell>
          <table:table-cell table:formula="of:=SUM([.A47]*9.80665)" office:value-type="float" office:value="3.03114636274485" calcext:value-type="float">
            <text:p>3.0311463627</text:p>
          </table:table-cell>
          <table:table-cell table:formula="of:=SUM([.D47]/38)" office:value-type="float" office:value="0.210526315789474" calcext:value-type="float">
            <text:p>0.21052631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368181818" calcext:value-type="float">
            <text:p>0.368181818</text:p>
          </table:table-cell>
          <table:table-cell table:formula="of:=SUM([.A48]*9.80665)" office:value-type="float" office:value="3.6106302254897" calcext:value-type="float">
            <text:p>3.6106302255</text:p>
          </table:table-cell>
          <table:table-cell table:formula="of:=SUM([.D48]/38)" office:value-type="float" office:value="0.236842105263158" calcext:value-type="float">
            <text:p>0.23684210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431818182" calcext:value-type="float">
            <text:p>0.431818182</text:p>
          </table:table-cell>
          <table:table-cell table:formula="of:=SUM([.A49]*9.80665)" office:value-type="float" office:value="4.2346897745103" calcext:value-type="float">
            <text:p>4.2346897745</text:p>
          </table:table-cell>
          <table:table-cell table:formula="of:=SUM([.D49]/38)" office:value-type="float" office:value="0.263157894736842" calcext:value-type="float">
            <text:p>0.26315789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81818182" calcext:value-type="float">
            <text:p>0.481818182</text:p>
          </table:table-cell>
          <table:table-cell table:formula="of:=SUM([.A50]*9.80665)" office:value-type="float" office:value="4.7250222745103" calcext:value-type="float">
            <text:p>4.7250222745</text:p>
          </table:table-cell>
          <table:table-cell table:formula="of:=SUM([.D50]/38)" office:value-type="float" office:value="0.289473684210526" calcext:value-type="float">
            <text:p>0.28947368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545454545" calcext:value-type="float">
            <text:p>0.545454545</text:p>
          </table:table-cell>
          <table:table-cell table:formula="of:=SUM([.A51]*9.80665)" office:value-type="float" office:value="5.34908181372425" calcext:value-type="float">
            <text:p>5.3490818137</text:p>
          </table:table-cell>
          <table:table-cell table:formula="of:=SUM([.D51]/38)" office:value-type="float" office:value="0.31578947368421" calcext:value-type="float">
            <text:p>0.31578947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613636364" calcext:value-type="float">
            <text:p>0.613636364</text:p>
          </table:table-cell>
          <table:table-cell table:formula="of:=SUM([.A52]*9.80665)" office:value-type="float" office:value="6.0177170490206" calcext:value-type="float">
            <text:p>6.017717049</text:p>
          </table:table-cell>
          <table:table-cell table:formula="of:=SUM([.D52]/38)" office:value-type="float" office:value="0.342105263157895" calcext:value-type="float">
            <text:p>0.34210526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686363636" calcext:value-type="float">
            <text:p>0.686363636</text:p>
          </table:table-cell>
          <table:table-cell table:formula="of:=SUM([.A53]*9.80665)" office:value-type="float" office:value="6.7309279509794" calcext:value-type="float">
            <text:p>6.730927951</text:p>
          </table:table-cell>
          <table:table-cell table:formula="of:=SUM([.D53]/38)" office:value-type="float" office:value="0.368421052631579" calcext:value-type="float">
            <text:p>0.36842105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736363636" calcext:value-type="float">
            <text:p>0.736363636</text:p>
          </table:table-cell>
          <table:table-cell table:formula="of:=SUM([.A54]*9.80665)" office:value-type="float" office:value="7.2212604509794" calcext:value-type="float">
            <text:p>7.221260451</text:p>
          </table:table-cell>
          <table:table-cell table:formula="of:=SUM([.D54]/38)" office:value-type="float" office:value="0.394736842105263" calcext:value-type="float">
            <text:p>0.39473684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804545455" calcext:value-type="float">
            <text:p>0.804545455</text:p>
          </table:table-cell>
          <table:table-cell table:formula="of:=SUM([.A55]*9.80665)" office:value-type="float" office:value="7.88989568627575" calcext:value-type="float">
            <text:p>7.8898956863</text:p>
          </table:table-cell>
          <table:table-cell table:formula="of:=SUM([.D55]/38)" office:value-type="float" office:value="0.421052631578947" calcext:value-type="float">
            <text:p>0.42105263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881818182" calcext:value-type="float">
            <text:p>0.881818182</text:p>
          </table:table-cell>
          <table:table-cell table:formula="of:=SUM([.A56]*9.80665)" office:value-type="float" office:value="8.6476822745103" calcext:value-type="float">
            <text:p>8.6476822745</text:p>
          </table:table-cell>
          <table:table-cell table:formula="of:=SUM([.D56]/38)" office:value-type="float" office:value="0.447368421052632" calcext:value-type="float">
            <text:p>0.44736842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963636364" calcext:value-type="float">
            <text:p>0.963636364</text:p>
          </table:table-cell>
          <table:table-cell table:formula="of:=SUM([.A57]*9.80665)" office:value-type="float" office:value="9.4500445490206" calcext:value-type="float">
            <text:p>9.450044549</text:p>
          </table:table-cell>
          <table:table-cell table:formula="of:=SUM([.D57]/38)" office:value-type="float" office:value="0.473684210526316" calcext:value-type="float">
            <text:p>0.4736842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059090909" calcext:value-type="float">
            <text:p>1.059090909</text:p>
          </table:table-cell>
          <table:table-cell table:formula="of:=SUM([.A58]*9.80665)" office:value-type="float" office:value="10.3861338627448" calcext:value-type="float">
            <text:p>10.3861338627</text:p>
          </table:table-cell>
          <table:table-cell table:formula="of:=SUM([.D58]/38)"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.131818182" calcext:value-type="float">
            <text:p>1.131818182</text:p>
          </table:table-cell>
          <table:table-cell table:formula="of:=SUM([.A59]*9.80665)" office:value-type="float" office:value="11.0993447745103" calcext:value-type="float">
            <text:p>11.0993447745</text:p>
          </table:table-cell>
          <table:table-cell table:formula="of:=SUM([.D59]/38)" office:value-type="float" office:value="0.526315789473684" calcext:value-type="float">
            <text:p>0.52631578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.186363636" calcext:value-type="float">
            <text:p>1.186363636</text:p>
          </table:table-cell>
          <table:table-cell table:formula="of:=SUM([.A60]*9.80665)" office:value-type="float" office:value="11.6342529509794" calcext:value-type="float">
            <text:p>11.634252951</text:p>
          </table:table-cell>
          <table:table-cell table:formula="of:=SUM([.D60]/38)" office:value-type="float" office:value="0.552631578947368" calcext:value-type="float">
            <text:p>0.55263157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.254545455" calcext:value-type="float">
            <text:p>1.254545455</text:p>
          </table:table-cell>
          <table:table-cell table:formula="of:=SUM([.A61]*9.80665)" office:value-type="float" office:value="12.3028881862758" calcext:value-type="float">
            <text:p>12.3028881863</text:p>
          </table:table-cell>
          <table:table-cell table:formula="of:=SUM([.D61]/38)" office:value-type="float" office:value="0.578947368421053" calcext:value-type="float">
            <text:p>0.57894736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304545455" calcext:value-type="float">
            <text:p>1.304545455</text:p>
          </table:table-cell>
          <table:table-cell table:formula="of:=SUM([.A62]*9.80665)" office:value-type="float" office:value="12.7932206862757" calcext:value-type="float">
            <text:p>12.7932206863</text:p>
          </table:table-cell>
          <table:table-cell table:formula="of:=SUM([.D62]/38)" office:value-type="float" office:value="0.605263157894737" calcext:value-type="float">
            <text:p>0.60526315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.386363636" calcext:value-type="float">
            <text:p>1.386363636</text:p>
          </table:table-cell>
          <table:table-cell table:formula="of:=SUM([.A63]*9.80665)" office:value-type="float" office:value="13.5955829509794" calcext:value-type="float">
            <text:p>13.595582951</text:p>
          </table:table-cell>
          <table:table-cell table:formula="of:=SUM([.D63]/38)" office:value-type="float" office:value="0.631578947368421" calcext:value-type="float">
            <text:p>0.63157894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.490909091" calcext:value-type="float">
            <text:p>1.490909091</text:p>
          </table:table-cell>
          <table:table-cell table:formula="of:=SUM([.A64]*9.80665)" office:value-type="float" office:value="14.6208236372552" calcext:value-type="float">
            <text:p>14.6208236373</text:p>
          </table:table-cell>
          <table:table-cell table:formula="of:=SUM([.D64]/38)" office:value-type="float" office:value="0.657894736842105" calcext:value-type="float">
            <text:p>0.65789473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577272727" calcext:value-type="float">
            <text:p>1.577272727</text:p>
          </table:table-cell>
          <table:table-cell table:formula="of:=SUM([.A65]*9.80665)" office:value-type="float" office:value="15.4677615882345" calcext:value-type="float">
            <text:p>15.4677615882</text:p>
          </table:table-cell>
          <table:table-cell table:formula="of:=SUM([.D65]/38)" office:value-type="float" office:value="0.68421052631579" calcext:value-type="float">
            <text:p>0.68421052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.654545455" calcext:value-type="float">
            <text:p>1.654545455</text:p>
          </table:table-cell>
          <table:table-cell table:formula="of:=SUM([.A66]*9.80665)" office:value-type="float" office:value="16.2255481862757" calcext:value-type="float">
            <text:p>16.2255481863</text:p>
          </table:table-cell>
          <table:table-cell table:formula="of:=SUM([.D66]/38)" office:value-type="float" office:value="0.710526315789474" calcext:value-type="float">
            <text:p>0.71052631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727272727" calcext:value-type="float">
            <text:p>1.727272727</text:p>
          </table:table-cell>
          <table:table-cell table:formula="of:=SUM([.A67]*9.80665)" office:value-type="float" office:value="16.9387590882345" calcext:value-type="float">
            <text:p>16.9387590882</text:p>
          </table:table-cell>
          <table:table-cell table:formula="of:=SUM([.D67]/38)" office:value-type="float" office:value="0.736842105263158" calcext:value-type="float">
            <text:p>0.73684210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822727273" calcext:value-type="float">
            <text:p>1.822727273</text:p>
          </table:table-cell>
          <table:table-cell table:formula="of:=SUM([.A68]*9.80665)" office:value-type="float" office:value="17.8748484117654" calcext:value-type="float">
            <text:p>17.8748484118</text:p>
          </table:table-cell>
          <table:table-cell table:formula="of:=SUM([.D68]/38)" office:value-type="float" office:value="0.763157894736842" calcext:value-type="float">
            <text:p>0.76315789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959090909" calcext:value-type="float">
            <text:p>1.959090909</text:p>
          </table:table-cell>
          <table:table-cell table:formula="of:=SUM([.A69]*9.80665)" office:value-type="float" office:value="19.2121188627448" calcext:value-type="float">
            <text:p>19.2121188627</text:p>
          </table:table-cell>
          <table:table-cell table:formula="of:=SUM([.D69]/38)" office:value-type="float" office:value="0.789473684210526" calcext:value-type="float">
            <text:p>0.78947368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045454545" calcext:value-type="float">
            <text:p>2.045454545</text:p>
          </table:table-cell>
          <table:table-cell table:formula="of:=SUM([.A70]*9.80665)" office:value-type="float" office:value="20.0590568137242" calcext:value-type="float">
            <text:p>20.0590568137</text:p>
          </table:table-cell>
          <table:table-cell table:formula="of:=SUM([.D70]/38)" office:value-type="float" office:value="0.81578947368421" calcext:value-type="float">
            <text:p>0.81578947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SUM([.A71]*9.80665)" office:value-type="float" office:value="20.593965" calcext:value-type="float">
            <text:p>20.593965</text:p>
          </table:table-cell>
          <table:table-cell table:formula="of:=SUM([.D71]/38)" office:value-type="float" office:value="0.842105263157895" calcext:value-type="float">
            <text:p>0.84210526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181818182" calcext:value-type="float">
            <text:p>2.181818182</text:p>
          </table:table-cell>
          <table:table-cell table:formula="of:=SUM([.A72]*9.80665)" office:value-type="float" office:value="21.3963272745103" calcext:value-type="float">
            <text:p>21.3963272745</text:p>
          </table:table-cell>
          <table:table-cell table:formula="of:=SUM([.D72]/38)" office:value-type="float" office:value="0.868421052631579" calcext:value-type="float">
            <text:p>0.86842105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263636364" calcext:value-type="float">
            <text:p>2.263636364</text:p>
          </table:table-cell>
          <table:table-cell table:formula="of:=SUM([.A73]*9.80665)" office:value-type="float" office:value="22.1986895490206" calcext:value-type="float">
            <text:p>22.198689549</text:p>
          </table:table-cell>
          <table:table-cell table:formula="of:=SUM([.D73]/38)" office:value-type="float" office:value="0.894736842105263" calcext:value-type="float">
            <text:p>0.89473684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322727273" calcext:value-type="float">
            <text:p>2.322727273</text:p>
          </table:table-cell>
          <table:table-cell table:formula="of:=SUM([.A74]*9.80665)" office:value-type="float" office:value="22.7781734117654" calcext:value-type="float">
            <text:p>22.7781734118</text:p>
          </table:table-cell>
          <table:table-cell table:formula="of:=SUM([.D74]/38)" office:value-type="float" office:value="0.921052631578947" calcext:value-type="float">
            <text:p>0.92105263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.418181818" calcext:value-type="float">
            <text:p>2.418181818</text:p>
          </table:table-cell>
          <table:table-cell table:formula="of:=SUM([.A75]*9.80665)" office:value-type="float" office:value="23.7142627254897" calcext:value-type="float">
            <text:p>23.7142627255</text:p>
          </table:table-cell>
          <table:table-cell table:formula="of:=SUM([.D75]/38)" office:value-type="float" office:value="0.947368421052632" calcext:value-type="float">
            <text:p>0.94736842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486363636" calcext:value-type="float">
            <text:p>2.486363636</text:p>
          </table:table-cell>
          <table:table-cell table:formula="of:=SUM([.A76]*9.80665)" office:value-type="float" office:value="24.3828979509794" calcext:value-type="float">
            <text:p>24.382897951</text:p>
          </table:table-cell>
          <table:table-cell table:formula="of:=SUM([.D76]/38)" office:value-type="float" office:value="0.973684210526316" calcext:value-type="float">
            <text:p>0.97368421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.518181818" calcext:value-type="float">
            <text:p>2.518181818</text:p>
          </table:table-cell>
          <table:table-cell table:formula="of:=SUM([.A77]*9.80665)" office:value-type="float" office:value="24.6949277254897" calcext:value-type="float">
            <text:p>24.6949277255</text:p>
          </table:table-cell>
          <table:table-cell table:formula="of:=SUM([.D77]/38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6:30:50.012802781</meta:creation-date>
    <dc:date>2016-06-17T16:40:05.531770507</dc:date>
    <meta:editing-duration>P0D</meta:editing-duration>
    <meta:editing-cycles>1</meta:editing-cycles>
    <meta:document-statistic meta:table-count="1" meta:cell-count="308" meta:object-count="0"/>
    <meta:generator>LibreOffice/4.2.8.2$Linux_X86_64 LibreOffice_project/420m0$Build-2</meta:generator>
  </office:meta>
</office:document-meta>
</file>